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background-color="transparent">
        <style:background-image/>
      </style:paragraph-properties>
      <style:text-properties officeooo:rsid="000f6253" officeooo:paragraph-rsid="000f6253" fo:background-color="transparent"/>
    </style:style>
    <style:style style:name="P2" style:family="paragraph" style:parent-style-name="Standard" style:list-style-name="L1">
      <style:paragraph-properties fo:background-color="transparent">
        <style:background-image/>
      </style:paragraph-properties>
      <style:text-properties officeooo:rsid="000f6253" officeooo:paragraph-rsid="0010e5c5" fo:background-color="transparent"/>
    </style:style>
    <style:style style:name="T1" style:family="text">
      <style:text-properties officeooo:rsid="0010e5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755130675927454731" text:style-name="L1">
        <text:list-item>
          <text:p text:style-name="P1">Status of the entire Project</text:p>
        </text:list-item>
        <text:list-item>
          <text:p text:style-name="P1">Status of the Tests</text:p>
        </text:list-item>
        <text:list-item>
          <text:p text:style-name="P1">Status of the User Authentication System</text:p>
        </text:list-item>
        <text:list-item>
          <text:p text:style-name="P1">Status of the graphs</text:p>
        </text:list-item>
        <text:list-item>
          <text:p text:style-name="P1">Bugs</text:p>
        </text:list-item>
        <text:list-item>
          <text:p text:style-name="P1">Documentation</text:p>
        </text:list-item>
        <text:list-item>
          <text:p text:style-name="P2"><text:span text:style-name="T1">Presentation</text:span></text:p>
        </text:list-item>
        <text:list-item>
          <text:p text:style-name="P1">AOB :-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12:50:14.71</meta:creation-date>
    <dc:date>2013-12-16T16:11:47.13</dc:date>
    <meta:editing-duration>P0D</meta:editing-duration>
    <meta:editing-cycles>4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8" meta:word-count="32" meta:character-count="159" meta:non-whitespace-character-count="143"/>
  </office:meta>
</office:document-meta>
</file>